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/>
  <office:automatic-styles/>
  <office:body>
    <office:spreadsheet>
      <table:table table:name="marc_tag_structure" table:print="false">
        <table:table-row>
          <table:table-cell office:value-type="string" office:value="tagfield">
            <text:p>tagfield</text:p>
          </table:table-cell>
          <table:table-cell office:value-type="string" office:value="liblibrarian">
            <text:p>liblibrarian</text:p>
          </table:table-cell>
          <table:table-cell office:value-type="string" office:value="libopac">
            <text:p>libopac</text:p>
          </table:table-cell>
          <table:table-cell office:value-type="string" office:value="repeatable">
            <text:p>repeatable</text:p>
          </table:table-cell>
          <table:table-cell office:value-type="string" office:value="mandatory">
            <text:p>mandatory</text:p>
          </table:table-cell>
          <table:table-cell office:value-type="string" office:value="important">
            <text:p>important</text:p>
          </table:table-cell>
          <table:table-cell office:value-type="string" office:value="authorised_value">
            <text:p>authorised_value</text:p>
          </table:table-cell>
          <table:table-cell office:value-type="string" office:value="ind1_defaultvalue">
            <text:p>ind1_defaultvalue</text:p>
          </table:table-cell>
          <table:table-cell office:value-type="string" office:value="ind2_defaultvalue">
            <text:p>ind2_defaultvalue</text:p>
          </table:table-cell>
          <table:table-cell office:value-type="string" office:value="frameworkcode">
            <text:p>frameworkcode</text:p>
          </table:table-cell>
        </table:table-row>
        <table:table-row>
          <table:table-cell office:value-type="string" office:value="020">
            <text:p>020</text:p>
          </table:table-cell>
          <table:table-cell office:value-type="string" office:value="Internationale Standardbuchnummer">
            <text:p>Internationale Standardbuchnummer</text:p>
          </table:table-cell>
          <table:table-cell office:value-type="string" office:value="Internationale Standardbuchnummer">
            <text:p>Internationale Standardbuchnum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TEST">
            <text:p>TEST</text:p>
          </table:table-cell>
        </table:table-row>
        <table:table-row>
          <table:table-cell office:value-type="string" office:value="041">
            <text:p>041</text:p>
          </table:table-cell>
          <table:table-cell office:value-type="string" office:value="Sprachcode">
            <text:p>Sprachcode</text:p>
          </table:table-cell>
          <table:table-cell office:value-type="string" office:value="Sprache">
            <text:p>Sprach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TEST">
            <text:p>TEST</text:p>
          </table:table-cell>
        </table:table-row>
        <table:table-row>
          <table:table-cell office:value-type="string" office:value="100">
            <text:p>100</text:p>
          </table:table-cell>
          <table:table-cell office:value-type="string" office:value="Haupteintragung - Personenname">
            <text:p>Haupteintragung - Personenname</text:p>
          </table:table-cell>
          <table:table-cell office:value-type="string" office:value="Haupteintragung - Personenname">
            <text:p>Haupteintragung - Personennam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TEST">
            <text:p>TEST</text:p>
          </table:table-cell>
        </table:table-row>
        <table:table-row>
          <table:table-cell office:value-type="string" office:value="245">
            <text:p>245</text:p>
          </table:table-cell>
          <table:table-cell office:value-type="string" office:value="Titel">
            <text:p>Titel</text:p>
          </table:table-cell>
          <table:table-cell office:value-type="string" office:value="Titel">
            <text:p>Tite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TEST">
            <text:p>TEST</text:p>
          </table:table-cell>
        </table:table-row>
        <table:table-row>
          <table:table-cell office:value-type="string" office:value="250">
            <text:p>250</text:p>
          </table:table-cell>
          <table:table-cell office:value-type="string" office:value="Ausgabebezeichnung">
            <text:p>Ausgabebezeichnung</text:p>
          </table:table-cell>
          <table:table-cell office:value-type="string" office:value="Ausgabebezeichnung">
            <text:p>Ausgabebezeichnun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TEST">
            <text:p>TEST</text:p>
          </table:table-cell>
        </table:table-row>
        <table:table-row>
          <table:table-cell office:value-type="string" office:value="260">
            <text:p>260</text:p>
          </table:table-cell>
          <table:table-cell office:value-type="string" office:value="Publikation, Vertrieb usw.">
            <text:p>Publikation, Vertrieb usw.</text:p>
          </table:table-cell>
          <table:table-cell office:value-type="string" office:value="Publikation, Vertrieb usw.">
            <text:p>Publikation, Vertrieb usw.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TEST">
            <text:p>TEST</text:p>
          </table:table-cell>
        </table:table-row>
        <table:table-row>
          <table:table-cell office:value-type="string" office:value="300">
            <text:p>300</text:p>
          </table:table-cell>
          <table:table-cell office:value-type="string" office:value="Physische Beschreibung">
            <text:p>Physische Beschreibung</text:p>
          </table:table-cell>
          <table:table-cell office:value-type="string" office:value="Physische Beschreibung">
            <text:p>Physische Beschreibun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TEST">
            <text:p>TEST</text:p>
          </table:table-cell>
        </table:table-row>
        <table:table-row>
          <table:table-cell office:value-type="string" office:value="500">
            <text:p>500</text:p>
          </table:table-cell>
          <table:table-cell office:value-type="string" office:value="Allgemeine Fußnote">
            <text:p>Allgemeine Fußnote</text:p>
          </table:table-cell>
          <table:table-cell office:value-type="string" office:value="Allgemeine Fußnote">
            <text:p>Allgemeine Fußno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TEST">
            <text:p>TEST</text:p>
          </table:table-cell>
        </table:table-row>
        <table:table-row>
          <table:table-cell office:value-type="string" office:value="942">
            <text:p>942</text:p>
          </table:table-cell>
          <table:table-cell office:value-type="string" office:value="Zusätzliche Felder (Koha)">
            <text:p>Zusätzliche Felder (Koha)</text:p>
          </table:table-cell>
          <table:table-cell office:value-type="string" office:value="Zusätzliche Felder (Koha)">
            <text:p>Zusätzliche Felder (Koha)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TEST">
            <text:p>TEST</text:p>
          </table:table-cell>
        </table:table-row>
      </table:table>
      <table:table table:name="marc_subfield_structure" table:print="false">
        <table:table-row>
          <table:table-cell office:value-type="string" office:value="tagfield">
            <text:p>tagfield</text:p>
          </table:table-cell>
          <table:table-cell office:value-type="string" office:value="tagsubfield">
            <text:p>tagsubfield</text:p>
          </table:table-cell>
          <table:table-cell office:value-type="string" office:value="liblibrarian">
            <text:p>liblibrarian</text:p>
          </table:table-cell>
          <table:table-cell office:value-type="string" office:value="libopac">
            <text:p>libopac</text:p>
          </table:table-cell>
          <table:table-cell office:value-type="string" office:value="repeatable">
            <text:p>repeatable</text:p>
          </table:table-cell>
          <table:table-cell office:value-type="string" office:value="mandatory">
            <text:p>mandatory</text:p>
          </table:table-cell>
          <table:table-cell office:value-type="string" office:value="important">
            <text:p>important</text:p>
          </table:table-cell>
          <table:table-cell office:value-type="string" office:value="kohafield">
            <text:p>kohafield</text:p>
          </table:table-cell>
          <table:table-cell office:value-type="string" office:value="tab">
            <text:p>tab</text:p>
          </table:table-cell>
          <table:table-cell office:value-type="string" office:value="authorised_value">
            <text:p>authorised_value</text:p>
          </table:table-cell>
          <table:table-cell office:value-type="string" office:value="authtypecode">
            <text:p>authtypecode</text:p>
          </table:table-cell>
          <table:table-cell office:value-type="string" office:value="value_builder">
            <text:p>value_builder</text:p>
          </table:table-cell>
          <table:table-cell office:value-type="string" office:value="isurl">
            <text:p>isurl</text:p>
          </table:table-cell>
          <table:table-cell office:value-type="string" office:value="hidden">
            <text:p>hidden</text:p>
          </table:table-cell>
          <table:table-cell office:value-type="string" office:value="frameworkcode">
            <text:p>frameworkcode</text:p>
          </table:table-cell>
          <table:table-cell office:value-type="string" office:value="seealso">
            <text:p>seealso</text:p>
          </table:table-cell>
          <table:table-cell office:value-type="string" office:value="link">
            <text:p>link</text:p>
          </table:table-cell>
          <table:table-cell office:value-type="string" office:value="defaultvalue">
            <text:p>defaultvalue</text:p>
          </table:table-cell>
          <table:table-cell office:value-type="string" office:value="maxlength">
            <text:p>maxlength</text:p>
          </table:table-cell>
        </table:table-row>
        <table:table-row>
          <table:table-cell office:value-type="string" office:value="020">
            <text:p>020</text:p>
          </table:table-cell>
          <table:table-cell office:value-type="string" office:value="6">
            <text:p>6</text:p>
          </table:table-cell>
          <table:table-cell office:value-type="string" office:value="Verknüpfung">
            <text:p>Verknüpfung</text:p>
          </table:table-cell>
          <table:table-cell office:value-type="string" office:value="Verknüpfung">
            <text:p>Verknüpfung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20">
            <text:p>020</text:p>
          </table:table-cell>
          <table:table-cell office:value-type="string" office:value="8">
            <text:p>8</text:p>
          </table:table-cell>
          <table:table-cell office:value-type="string" office:value="Feldverknüpfung und Reihenfolge">
            <text:p>Feldverknüpfung und Reihenfolge</text:p>
          </table:table-cell>
          <table:table-cell office:value-type="string" office:value="Feldverknüpfung und Reihenfolge">
            <text:p>Feldverknüpfung und Reihenfolg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20">
            <text:p>020</text:p>
          </table:table-cell>
          <table:table-cell office:value-type="string" office:value="a">
            <text:p>a</text:p>
          </table:table-cell>
          <table:table-cell office:value-type="string" office:value="Internationale Standardbuchnummer">
            <text:p>Internationale Standardbuchnummer</text:p>
          </table:table-cell>
          <table:table-cell office:value-type="string" office:value="Internationale Standardbuchnummer">
            <text:p>Internationale Standardbuchnummer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biblioitems.isbn">
            <text:p>biblioitems.isbn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20">
            <text:p>020</text:p>
          </table:table-cell>
          <table:table-cell office:value-type="string" office:value="c">
            <text:p>c</text:p>
          </table:table-cell>
          <table:table-cell office:value-type="string" office:value="Bezugsbedingungen">
            <text:p>Bezugsbedingungen</text:p>
          </table:table-cell>
          <table:table-cell office:value-type="string" office:value="Bezugsbedingungen">
            <text:p>Bezugsbedingunge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20">
            <text:p>020</text:p>
          </table:table-cell>
          <table:table-cell office:value-type="string" office:value="q">
            <text:p>q</text:p>
          </table:table-cell>
          <table:table-cell office:value-type="string" office:value="Nähere Angaben">
            <text:p>Nähere Angaben</text:p>
          </table:table-cell>
          <table:table-cell office:value-type="string" office:value="Nähere Angaben">
            <text:p>Nähere Angab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20">
            <text:p>020</text:p>
          </table:table-cell>
          <table:table-cell office:value-type="string" office:value="z">
            <text:p>z</text:p>
          </table:table-cell>
          <table:table-cell office:value-type="string" office:value="Gelöschte/ungültige ISBN">
            <text:p>Gelöschte/ungültige ISBN</text:p>
          </table:table-cell>
          <table:table-cell office:value-type="string" office:value="Gelöschte/ungültige ISBN">
            <text:p>Gelöschte/ungültige ISB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41">
            <text:p>041</text:p>
          </table:table-cell>
          <table:table-cell office:value-type="string" office:value="a">
            <text:p>a</text:p>
          </table:table-cell>
          <table:table-cell office:value-type="string" office:value="Sprachcode des Textes">
            <text:p>Sprachcode des Textes</text:p>
          </table:table-cell>
          <table:table-cell office:value-type="string" office:value="Sprache">
            <text:p>Sprach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100">
            <text:p>100</text:p>
          </table:table-cell>
          <table:table-cell office:value-type="string" office:value="0">
            <text:p>0</text:p>
          </table:table-cell>
          <table:table-cell office:value-type="string" office:value="IDN des Normdatensatzes oder Standardnummer">
            <text:p>IDN des Normdatensatzes oder Standardnummer</text:p>
          </table:table-cell>
          <table:table-cell office:value-type="string" office:value="IDN des Normdatensatzes oder Standardnummer">
            <text:p>IDN des Normdatensatzes oder Standardnum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100">
            <text:p>100</text:p>
          </table:table-cell>
          <table:table-cell office:value-type="string" office:value="1">
            <text:p>1</text:p>
          </table:table-cell>
          <table:table-cell office:value-type="string" office:value="URI des Realweltobjects">
            <text:p>URI des Realweltobjects</text:p>
          </table:table-cell>
          <table:table-cell office:value-type="string" office:value="URI des Realweltobjects">
            <text:p>URI des Realweltobje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100">
            <text:p>100</text:p>
          </table:table-cell>
          <table:table-cell office:value-type="string" office:value="2">
            <text:p>2</text:p>
          </table:table-cell>
          <table:table-cell office:value-type="string" office:value="Quelle der Ansetzung oder des Terms">
            <text:p>Quelle der Ansetzung oder des Terms</text:p>
          </table:table-cell>
          <table:table-cell office:value-type="string" office:value="Quelle der Ansetzung oder des Terms">
            <text:p>Quelle der Ansetzung oder des Terms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100">
            <text:p>100</text:p>
          </table:table-cell>
          <table:table-cell office:value-type="string" office:value="4">
            <text:p>4</text:p>
          </table:table-cell>
          <table:table-cell office:value-type="string" office:value="Code für Beziehungskennzeichnung">
            <text:p>Code für Beziehungskennzeichnung</text:p>
          </table:table-cell>
          <table:table-cell office:value-type="string" office:value="Code für Beziehungskennzeichnung">
            <text:p>Code für Beziehungskennzeichnun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100">
            <text:p>100</text:p>
          </table:table-cell>
          <table:table-cell office:value-type="string" office:value="6">
            <text:p>6</text:p>
          </table:table-cell>
          <table:table-cell office:value-type="string" office:value="Verknüpfung">
            <text:p>Verknüpfung</text:p>
          </table:table-cell>
          <table:table-cell office:value-type="string" office:value="Verknüpfung">
            <text:p>Verknüpfung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100">
            <text:p>100</text:p>
          </table:table-cell>
          <table:table-cell office:value-type="string" office:value="8">
            <text:p>8</text:p>
          </table:table-cell>
          <table:table-cell office:value-type="string" office:value="Feldverknüpfung und Reihenfolge">
            <text:p>Feldverknüpfung und Reihenfolge</text:p>
          </table:table-cell>
          <table:table-cell office:value-type="string" office:value="Feldverknüpfung und Reihenfolge">
            <text:p>Feldverknüpfung und Reihenfolg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100">
            <text:p>100</text:p>
          </table:table-cell>
          <table:table-cell office:value-type="string" office:value="9">
            <text:p>9</text:p>
          </table:table-cell>
          <table:table-cell office:value-type="string" office:value="Koha-Normdatenidentnummer">
            <text:p>Koha-Normdatenidentnummer</text:p>
          </table:table-cell>
          <table:table-cell office:value-type="string" office:value="Koha-Normdatenidentnummer">
            <text:p>Koha-Normdatenidentnummer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100">
            <text:p>100</text:p>
          </table:table-cell>
          <table:table-cell office:value-type="string" office:value="a">
            <text:p>a</text:p>
          </table:table-cell>
          <table:table-cell office:value-type="string" office:value="Personenname">
            <text:p>Personenname</text:p>
          </table:table-cell>
          <table:table-cell office:value-type="string" office:value="Personenname">
            <text:p>Personen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 office:value="biblio.author">
            <text:p>biblio.author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100">
            <text:p>100</text:p>
          </table:table-cell>
          <table:table-cell office:value-type="string" office:value="b">
            <text:p>b</text:p>
          </table:table-cell>
          <table:table-cell office:value-type="string" office:value="Zählung">
            <text:p>Zählung</text:p>
          </table:table-cell>
          <table:table-cell office:value-type="string" office:value="Zählung">
            <text:p>Zählung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100">
            <text:p>100</text:p>
          </table:table-cell>
          <table:table-cell office:value-type="string" office:value="c">
            <text:p>c</text:p>
          </table:table-cell>
          <table:table-cell office:value-type="string" office:value="Titel und andere Wörter in Verbindung mit einem Namen">
            <text:p>Titel und andere Wörter in Verbindung mit einem Namen</text:p>
          </table:table-cell>
          <table:table-cell office:value-type="string" office:value="Titel und andere Wörter in Verbindung mit einem Namen">
            <text:p>Titel und andere Wörter in Verbindung mit einem Nam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100">
            <text:p>100</text:p>
          </table:table-cell>
          <table:table-cell office:value-type="string" office:value="d">
            <text:p>d</text:p>
          </table:table-cell>
          <table:table-cell office:value-type="string" office:value="Datumsangaben in Verbindung mit einem Namen">
            <text:p>Datumsangaben in Verbindung mit einem Namen</text:p>
          </table:table-cell>
          <table:table-cell office:value-type="string" office:value="Datumsangaben in Verbindung mit einem Namen">
            <text:p>Datumsangaben in Verbindung mit einem Name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100">
            <text:p>100</text:p>
          </table:table-cell>
          <table:table-cell office:value-type="string" office:value="e">
            <text:p>e</text:p>
          </table:table-cell>
          <table:table-cell office:value-type="string" office:value="Funktionsbezeichnung">
            <text:p>Funktionsbezeichnung</text:p>
          </table:table-cell>
          <table:table-cell office:value-type="string" office:value="Funktionsbezeichnung">
            <text:p>Funktionsbezeichnun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100">
            <text:p>100</text:p>
          </table:table-cell>
          <table:table-cell office:value-type="string" office:value="f">
            <text:p>f</text:p>
          </table:table-cell>
          <table:table-cell office:value-type="string" office:value="Erscheinungsjahr eines Werkes">
            <text:p>Erscheinungsjahr eines Werkes</text:p>
          </table:table-cell>
          <table:table-cell office:value-type="string" office:value="Erscheinungsjahr eines Werkes">
            <text:p>Erscheinungsjahr eines Werkes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100">
            <text:p>100</text:p>
          </table:table-cell>
          <table:table-cell office:value-type="string" office:value="g">
            <text:p>g</text:p>
          </table:table-cell>
          <table:table-cell office:value-type="string" office:value="Sonstige Informationen">
            <text:p>Sonstige Informationen</text:p>
          </table:table-cell>
          <table:table-cell office:value-type="string" office:value="Sonstige Informationen">
            <text:p>Sonstige Information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100">
            <text:p>100</text:p>
          </table:table-cell>
          <table:table-cell office:value-type="string" office:value="j">
            <text:p>j</text:p>
          </table:table-cell>
          <table:table-cell office:value-type="string" office:value="Zuordnungsvermerk">
            <text:p>Zuordnungsvermerk</text:p>
          </table:table-cell>
          <table:table-cell office:value-type="string" office:value="Zuordnungsvermerk">
            <text:p>Zuordnungsvermer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100">
            <text:p>100</text:p>
          </table:table-cell>
          <table:table-cell office:value-type="string" office:value="k">
            <text:p>k</text:p>
          </table:table-cell>
          <table:table-cell office:value-type="string" office:value="Formbestandteil der Ansetzung">
            <text:p>Formbestandteil der Ansetzung</text:p>
          </table:table-cell>
          <table:table-cell office:value-type="string" office:value="Formbestandteil der Ansetzung">
            <text:p>Formbestandteil der Ansetzun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100">
            <text:p>100</text:p>
          </table:table-cell>
          <table:table-cell office:value-type="string" office:value="l">
            <text:p>l</text:p>
          </table:table-cell>
          <table:table-cell office:value-type="string" office:value="Sprache eines Werkes">
            <text:p>Sprache eines Werkes</text:p>
          </table:table-cell>
          <table:table-cell office:value-type="string" office:value="Sprache eines Werkes">
            <text:p>Sprache eines Werkes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100">
            <text:p>100</text:p>
          </table:table-cell>
          <table:table-cell office:value-type="string" office:value="n">
            <text:p>n</text:p>
          </table:table-cell>
          <table:table-cell office:value-type="string" office:value="Zählung des Teils/der Abteilung eines Werkes">
            <text:p>Zählung des Teils/der Abteilung eines Werkes</text:p>
          </table:table-cell>
          <table:table-cell office:value-type="string" office:value="Zählung des Teils/der Abteilung eines Werkes">
            <text:p>Zählung des Teils/der Abteilung eines Werk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100">
            <text:p>100</text:p>
          </table:table-cell>
          <table:table-cell office:value-type="string" office:value="p">
            <text:p>p</text:p>
          </table:table-cell>
          <table:table-cell office:value-type="string" office:value="Titel eines Teils/einer Abteilung eines Werkes">
            <text:p>Titel eines Teils/einer Abteilung eines Werkes</text:p>
          </table:table-cell>
          <table:table-cell office:value-type="string" office:value="Titel eines Teils/einer Abteilung eines Werkes">
            <text:p>Titel eines Teils/einer Abteilung eines Werk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100">
            <text:p>100</text:p>
          </table:table-cell>
          <table:table-cell office:value-type="string" office:value="q">
            <text:p>q</text:p>
          </table:table-cell>
          <table:table-cell office:value-type="string" office:value="Vollständige Form eines Namens">
            <text:p>Vollständige Form eines Namens</text:p>
          </table:table-cell>
          <table:table-cell office:value-type="string" office:value="Vollständige Form eines Namens">
            <text:p>Vollständige Form eines Namens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100">
            <text:p>100</text:p>
          </table:table-cell>
          <table:table-cell office:value-type="string" office:value="t">
            <text:p>t</text:p>
          </table:table-cell>
          <table:table-cell office:value-type="string" office:value="Titel eines Werkes">
            <text:p>Titel eines Werkes</text:p>
          </table:table-cell>
          <table:table-cell office:value-type="string" office:value="Titel eines Werkes">
            <text:p>Titel eines Werkes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100">
            <text:p>100</text:p>
          </table:table-cell>
          <table:table-cell office:value-type="string" office:value="u">
            <text:p>u</text:p>
          </table:table-cell>
          <table:table-cell office:value-type="string" office:value="Zugehörigkeit">
            <text:p>Zugehörigkeit</text:p>
          </table:table-cell>
          <table:table-cell office:value-type="string" office:value="Zugehörigkeit">
            <text:p>Zugehörigkeit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245">
            <text:p>245</text:p>
          </table:table-cell>
          <table:table-cell office:value-type="string" office:value="6">
            <text:p>6</text:p>
          </table:table-cell>
          <table:table-cell office:value-type="string" office:value="Verknüpfung">
            <text:p>Verknüpfung</text:p>
          </table:table-cell>
          <table:table-cell office:value-type="string" office:value="Verknüpfung">
            <text:p>Verknüpfung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245">
            <text:p>245</text:p>
          </table:table-cell>
          <table:table-cell office:value-type="string" office:value="8">
            <text:p>8</text:p>
          </table:table-cell>
          <table:table-cell office:value-type="string" office:value="Feldverknüpfung und Reihenfolge">
            <text:p>Feldverknüpfung und Reihenfolge</text:p>
          </table:table-cell>
          <table:table-cell office:value-type="string" office:value="Feldverknüpfung und Reihenfolge">
            <text:p>Feldverknüpfung und Reihenfolg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245">
            <text:p>245</text:p>
          </table:table-cell>
          <table:table-cell office:value-type="string" office:value="a">
            <text:p>a</text:p>
          </table:table-cell>
          <table:table-cell office:value-type="string" office:value="Titel">
            <text:p>Titel</text:p>
          </table:table-cell>
          <table:table-cell office:value-type="string" office:value="Titel">
            <text:p>Tite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 office:value="biblio.title">
            <text:p>biblio.title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245">
            <text:p>245</text:p>
          </table:table-cell>
          <table:table-cell office:value-type="string" office:value="b">
            <text:p>b</text:p>
          </table:table-cell>
          <table:table-cell office:value-type="string" office:value="Zusatz zum Titel">
            <text:p>Zusatz zum Titel</text:p>
          </table:table-cell>
          <table:table-cell office:value-type="string" office:value="Zusatz zum Titel">
            <text:p>Zusatz zum Titel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biblio.subtitle">
            <text:p>biblio.subtitle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245">
            <text:p>245</text:p>
          </table:table-cell>
          <table:table-cell office:value-type="string" office:value="c">
            <text:p>c</text:p>
          </table:table-cell>
          <table:table-cell office:value-type="string" office:value="Verfasserangabe etc.">
            <text:p>Verfasserangabe etc.</text:p>
          </table:table-cell>
          <table:table-cell office:value-type="string" office:value="Verfasserangabe etc.">
            <text:p>Verfasserangabe etc.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245">
            <text:p>245</text:p>
          </table:table-cell>
          <table:table-cell office:value-type="string" office:value="d">
            <text:p>d</text:p>
          </table:table-cell>
          <table:table-cell office:value-type="string" office:value="Designation of section/part/series (SE) [OBSOLETE]">
            <text:p>Designation of section/part/series (SE) [OBSOLETE]</text:p>
          </table:table-cell>
          <table:table-cell office:value-type="string" office:value="Designation of section/part/series (SE) [OBSOLETE]">
            <text:p>Designation of section/part/series (SE) [OBSOLETE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245">
            <text:p>245</text:p>
          </table:table-cell>
          <table:table-cell office:value-type="string" office:value="e">
            <text:p>e</text:p>
          </table:table-cell>
          <table:table-cell office:value-type="string" office:value="Name of part/section/series (SE) [OBSOLETE]">
            <text:p>Name of part/section/series (SE) [OBSOLETE]</text:p>
          </table:table-cell>
          <table:table-cell office:value-type="string" office:value="Name of part/section/series (SE) [OBSOLETE]">
            <text:p>Name of part/section/series (SE) [OBSOLETE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245">
            <text:p>245</text:p>
          </table:table-cell>
          <table:table-cell office:value-type="string" office:value="f">
            <text:p>f</text:p>
          </table:table-cell>
          <table:table-cell office:value-type="string" office:value="Entstehungszeitraum">
            <text:p>Entstehungszeitraum</text:p>
          </table:table-cell>
          <table:table-cell office:value-type="string" office:value="Entstehungszeitraum">
            <text:p>Entstehungszeitraum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245">
            <text:p>245</text:p>
          </table:table-cell>
          <table:table-cell office:value-type="string" office:value="g">
            <text:p>g</text:p>
          </table:table-cell>
          <table:table-cell office:value-type="string" office:value="Zeitabschnitt">
            <text:p>Zeitabschnitt</text:p>
          </table:table-cell>
          <table:table-cell office:value-type="string" office:value="Zeitabschnitt">
            <text:p>Zeitabschnitt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245">
            <text:p>245</text:p>
          </table:table-cell>
          <table:table-cell office:value-type="string" office:value="h">
            <text:p>h</text:p>
          </table:table-cell>
          <table:table-cell office:value-type="string" office:value="Medium">
            <text:p>Medium</text:p>
          </table:table-cell>
          <table:table-cell office:value-type="string" office:value="Medium">
            <text:p>Medium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245">
            <text:p>245</text:p>
          </table:table-cell>
          <table:table-cell office:value-type="string" office:value="k">
            <text:p>k</text:p>
          </table:table-cell>
          <table:table-cell office:value-type="string" office:value="Form">
            <text:p>Form</text:p>
          </table:table-cell>
          <table:table-cell office:value-type="string" office:value="Form">
            <text:p>For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245">
            <text:p>245</text:p>
          </table:table-cell>
          <table:table-cell office:value-type="string" office:value="n">
            <text:p>n</text:p>
          </table:table-cell>
          <table:table-cell office:value-type="string" office:value="Zählung des Teils/der Abteilung eines Werkes">
            <text:p>Zählung des Teils/der Abteilung eines Werkes</text:p>
          </table:table-cell>
          <table:table-cell office:value-type="string" office:value="Zählung des Teils/der Abteilung eines Werkes">
            <text:p>Zählung des Teils/der Abteilung eines Werk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biblio.part_number">
            <text:p>biblio.part_number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245">
            <text:p>245</text:p>
          </table:table-cell>
          <table:table-cell office:value-type="string" office:value="p">
            <text:p>p</text:p>
          </table:table-cell>
          <table:table-cell office:value-type="string" office:value="Titel eines Teils/einer Abteilung eines Werkes">
            <text:p>Titel eines Teils/einer Abteilung eines Werkes</text:p>
          </table:table-cell>
          <table:table-cell office:value-type="string" office:value="Titel eines Teils/einer Abteilung eines Werkes">
            <text:p>Titel eines Teils/einer Abteilung eines Werk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biblio.part_name">
            <text:p>biblio.part_name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245">
            <text:p>245</text:p>
          </table:table-cell>
          <table:table-cell office:value-type="string" office:value="s">
            <text:p>s</text:p>
          </table:table-cell>
          <table:table-cell office:value-type="string" office:value="Version">
            <text:p>Version</text:p>
          </table:table-cell>
          <table:table-cell office:value-type="string" office:value="Version">
            <text:p>Versio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250">
            <text:p>250</text:p>
          </table:table-cell>
          <table:table-cell office:value-type="string" office:value="3">
            <text:p>3</text:p>
          </table:table-cell>
          <table:table-cell office:value-type="string" office:value="Spezifische Materialangaben">
            <text:p>Spezifische Materialangaben</text:p>
          </table:table-cell>
          <table:table-cell office:value-type="string" office:value="Spezifische Materialangaben">
            <text:p>Spezifische Materialangabe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250">
            <text:p>250</text:p>
          </table:table-cell>
          <table:table-cell office:value-type="string" office:value="6">
            <text:p>6</text:p>
          </table:table-cell>
          <table:table-cell office:value-type="string" office:value="Verknüpfung">
            <text:p>Verknüpfung</text:p>
          </table:table-cell>
          <table:table-cell office:value-type="string" office:value="Verknüpfung">
            <text:p>Verknüpfung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250">
            <text:p>250</text:p>
          </table:table-cell>
          <table:table-cell office:value-type="string" office:value="8">
            <text:p>8</text:p>
          </table:table-cell>
          <table:table-cell office:value-type="string" office:value="Feldverknüpfung und Reihenfolge">
            <text:p>Feldverknüpfung und Reihenfolge</text:p>
          </table:table-cell>
          <table:table-cell office:value-type="string" office:value="Feldverknüpfung und Reihenfolge">
            <text:p>Feldverknüpfung und Reihenfolg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250">
            <text:p>250</text:p>
          </table:table-cell>
          <table:table-cell office:value-type="string" office:value="a">
            <text:p>a</text:p>
          </table:table-cell>
          <table:table-cell office:value-type="string" office:value="Ausgabebezeichnung">
            <text:p>Ausgabebezeichnung</text:p>
          </table:table-cell>
          <table:table-cell office:value-type="string" office:value="Ausgabebezeichnung">
            <text:p>Ausgabebezeichnung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biblioitems.editionstatement">
            <text:p>biblioitems.editionstatement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250">
            <text:p>250</text:p>
          </table:table-cell>
          <table:table-cell office:value-type="string" office:value="b">
            <text:p>b</text:p>
          </table:table-cell>
          <table:table-cell office:value-type="string" office:value="Zusatz zur Ausgabebezeichnung">
            <text:p>Zusatz zur Ausgabebezeichnung</text:p>
          </table:table-cell>
          <table:table-cell office:value-type="string" office:value="Zusatz zur Ausgabebezeichnung">
            <text:p>Zusatz zur Ausgabebezeichnung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260">
            <text:p>260</text:p>
          </table:table-cell>
          <table:table-cell office:value-type="string" office:value="3">
            <text:p>3</text:p>
          </table:table-cell>
          <table:table-cell office:value-type="string" office:value="Spezifische Materialangaben">
            <text:p>Spezifische Materialangaben</text:p>
          </table:table-cell>
          <table:table-cell office:value-type="string" office:value="Spezifische Materialangaben">
            <text:p>Spezifische Materialangabe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260">
            <text:p>260</text:p>
          </table:table-cell>
          <table:table-cell office:value-type="string" office:value="6">
            <text:p>6</text:p>
          </table:table-cell>
          <table:table-cell office:value-type="string" office:value="Verknüpfung">
            <text:p>Verknüpfung</text:p>
          </table:table-cell>
          <table:table-cell office:value-type="string" office:value="Verknüpfung">
            <text:p>Verknüpfung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260">
            <text:p>260</text:p>
          </table:table-cell>
          <table:table-cell office:value-type="string" office:value="8">
            <text:p>8</text:p>
          </table:table-cell>
          <table:table-cell office:value-type="string" office:value="Feldverknüpfung und Reihenfolge">
            <text:p>Feldverknüpfung und Reihenfolge</text:p>
          </table:table-cell>
          <table:table-cell office:value-type="string" office:value="Feldverknüpfung und Reihenfolge">
            <text:p>Feldverknüpfung und Reihenfolg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260">
            <text:p>260</text:p>
          </table:table-cell>
          <table:table-cell office:value-type="string" office:value="a">
            <text:p>a</text:p>
          </table:table-cell>
          <table:table-cell office:value-type="string" office:value="Erscheinungsort, Vertriebsort etc.">
            <text:p>Erscheinungsort, Vertriebsort etc.</text:p>
          </table:table-cell>
          <table:table-cell office:value-type="string" office:value="Erscheinungsort, Vertriebsort etc.">
            <text:p>Erscheinungsort, Vertriebsort etc.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biblioitems.place">
            <text:p>biblioitems.place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260">
            <text:p>260</text:p>
          </table:table-cell>
          <table:table-cell office:value-type="string" office:value="b">
            <text:p>b</text:p>
          </table:table-cell>
          <table:table-cell office:value-type="string" office:value="Name des Verlags, des Vertriebs etc.">
            <text:p>Name des Verlags, des Vertriebs etc.</text:p>
          </table:table-cell>
          <table:table-cell office:value-type="string" office:value="Name des Verlags, des Vertriebs etc.">
            <text:p>Name des Verlags, des Vertriebs etc.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 office:value="biblioitems.publishercode">
            <text:p>biblioitems.publishercode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260">
            <text:p>260</text:p>
          </table:table-cell>
          <table:table-cell office:value-type="string" office:value="c">
            <text:p>c</text:p>
          </table:table-cell>
          <table:table-cell office:value-type="string" office:value="Erscheinungsjahr, Vertriebsjahr etc.">
            <text:p>Erscheinungsjahr, Vertriebsjahr etc.</text:p>
          </table:table-cell>
          <table:table-cell office:value-type="string" office:value="Erscheinungsjahr, Vertriebsjahr etc.">
            <text:p>Erscheinungsjahr, Vertriebsjahr etc.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 office:value="biblio.copyrightdate">
            <text:p>biblio.copyrightdate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260">
            <text:p>260</text:p>
          </table:table-cell>
          <table:table-cell office:value-type="string" office:value="d">
            <text:p>d</text:p>
          </table:table-cell>
          <table:table-cell office:value-type="string" office:value="Plate or publisher's number for music (Pre-AACR 2) [OBSOLETE, CAN/MARC], [LOCAL, USA]">
            <text:p>Plate or publisher's number for music (Pre-AACR 2) [OBSOLETE, CAN/MARC], [LOCAL, USA]</text:p>
          </table:table-cell>
          <table:table-cell office:value-type="string" office:value="Plate or publisher's number for music (Pre-AACR 2) [OBSOLETE, CAN/MARC], [LOCAL, USA]">
            <text:p>Plate or publisher's number for music (Pre-AACR 2) [OBSOLETE, CAN/MARC], [LOCAL, USA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260">
            <text:p>260</text:p>
          </table:table-cell>
          <table:table-cell office:value-type="string" office:value="e">
            <text:p>e</text:p>
          </table:table-cell>
          <table:table-cell office:value-type="string" office:value="Ort der Herstellerfirma">
            <text:p>Ort der Herstellerfirma</text:p>
          </table:table-cell>
          <table:table-cell office:value-type="string" office:value="Ort der Herstellerfirma">
            <text:p>Ort der Herstellerfirm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260">
            <text:p>260</text:p>
          </table:table-cell>
          <table:table-cell office:value-type="string" office:value="f">
            <text:p>f</text:p>
          </table:table-cell>
          <table:table-cell office:value-type="string" office:value="Herstellerfirma">
            <text:p>Herstellerfirma</text:p>
          </table:table-cell>
          <table:table-cell office:value-type="string" office:value="Herstellerfirma">
            <text:p>Herstellerfirm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260">
            <text:p>260</text:p>
          </table:table-cell>
          <table:table-cell office:value-type="string" office:value="g">
            <text:p>g</text:p>
          </table:table-cell>
          <table:table-cell office:value-type="string" office:value="Herstellungsjahr">
            <text:p>Herstellungsjahr</text:p>
          </table:table-cell>
          <table:table-cell office:value-type="string" office:value="Herstellungsjahr">
            <text:p>Herstellungsjah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260">
            <text:p>260</text:p>
          </table:table-cell>
          <table:table-cell office:value-type="string" office:value="k">
            <text:p>k</text:p>
          </table:table-cell>
          <table:table-cell office:value-type="string" office:value="Identification/manufacturer number [OBSOLETE, CAN/MARC]">
            <text:p>Identification/manufacturer number [OBSOLETE, CAN/MARC]</text:p>
          </table:table-cell>
          <table:table-cell office:value-type="string" office:value="Identification/manufacturer number [OBSOLETE, CAN/MARC]">
            <text:p>Identification/manufacturer number [OBSOLETE, CAN/MARC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260">
            <text:p>260</text:p>
          </table:table-cell>
          <table:table-cell office:value-type="string" office:value="l">
            <text:p>l</text:p>
          </table:table-cell>
          <table:table-cell office:value-type="string" office:value="Matrix and/or take number [OBSOLETE, CAN/MARC]">
            <text:p>Matrix and/or take number [OBSOLETE, CAN/MARC]</text:p>
          </table:table-cell>
          <table:table-cell office:value-type="string" office:value="Matrix and/or take number [OBSOLETE, CAN/MARC]">
            <text:p>Matrix and/or take number [OBSOLETE, CAN/MARC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300">
            <text:p>300</text:p>
          </table:table-cell>
          <table:table-cell office:value-type="string" office:value="3">
            <text:p>3</text:p>
          </table:table-cell>
          <table:table-cell office:value-type="string" office:value="Spezifische Materialangaben">
            <text:p>Spezifische Materialangaben</text:p>
          </table:table-cell>
          <table:table-cell office:value-type="string" office:value="Spezifische Materialangaben">
            <text:p>Spezifische Materialangabe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300">
            <text:p>300</text:p>
          </table:table-cell>
          <table:table-cell office:value-type="string" office:value="6">
            <text:p>6</text:p>
          </table:table-cell>
          <table:table-cell office:value-type="string" office:value="Verknüpfung">
            <text:p>Verknüpfung</text:p>
          </table:table-cell>
          <table:table-cell office:value-type="string" office:value="Verknüpfung">
            <text:p>Verknüpfung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300">
            <text:p>300</text:p>
          </table:table-cell>
          <table:table-cell office:value-type="string" office:value="8">
            <text:p>8</text:p>
          </table:table-cell>
          <table:table-cell office:value-type="string" office:value="Feldverknüpfung und Reihenfolge">
            <text:p>Feldverknüpfung und Reihenfolge</text:p>
          </table:table-cell>
          <table:table-cell office:value-type="string" office:value="Feldverknüpfung und Reihenfolge">
            <text:p>Feldverknüpfung und Reihenfolg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300">
            <text:p>300</text:p>
          </table:table-cell>
          <table:table-cell office:value-type="string" office:value="a">
            <text:p>a</text:p>
          </table:table-cell>
          <table:table-cell office:value-type="string" office:value="Umfang">
            <text:p>Umfang</text:p>
          </table:table-cell>
          <table:table-cell office:value-type="string" office:value="Umfang">
            <text:p>Umfan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biblioitems.pages">
            <text:p>biblioitems.pages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300">
            <text:p>300</text:p>
          </table:table-cell>
          <table:table-cell office:value-type="string" office:value="b">
            <text:p>b</text:p>
          </table:table-cell>
          <table:table-cell office:value-type="string" office:value="Weitere äußerliche Details">
            <text:p>Weitere äußerliche Details</text:p>
          </table:table-cell>
          <table:table-cell office:value-type="string" office:value="Weitere äußerliche Details">
            <text:p>Weitere äußerliche Details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biblioitems.illus">
            <text:p>biblioitems.illus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300">
            <text:p>300</text:p>
          </table:table-cell>
          <table:table-cell office:value-type="string" office:value="c">
            <text:p>c</text:p>
          </table:table-cell>
          <table:table-cell office:value-type="string" office:value="Maße">
            <text:p>Maße</text:p>
          </table:table-cell>
          <table:table-cell office:value-type="string" office:value="Maße">
            <text:p>Maß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biblioitems.size">
            <text:p>biblioitems.size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300">
            <text:p>300</text:p>
          </table:table-cell>
          <table:table-cell office:value-type="string" office:value="d">
            <text:p>d</text:p>
          </table:table-cell>
          <table:table-cell office:value-type="string" office:value="Begleitmaterial [OBSOLETE, CAN/MARC]">
            <text:p>Begleitmaterial [OBSOLETE, CAN/MARC]</text:p>
          </table:table-cell>
          <table:table-cell office:value-type="string" office:value="Begleitmaterial [OBSOLETE, CAN/MARC]">
            <text:p>Begleitmaterial [OBSOLETE, CAN/MARC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300">
            <text:p>300</text:p>
          </table:table-cell>
          <table:table-cell office:value-type="string" office:value="e">
            <text:p>e</text:p>
          </table:table-cell>
          <table:table-cell office:value-type="string" office:value="Begleitmaterial">
            <text:p>Begleitmaterial</text:p>
          </table:table-cell>
          <table:table-cell office:value-type="string" office:value="Begleitmaterial">
            <text:p>Begleitmaterial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300">
            <text:p>300</text:p>
          </table:table-cell>
          <table:table-cell office:value-type="string" office:value="f">
            <text:p>f</text:p>
          </table:table-cell>
          <table:table-cell office:value-type="string" office:value="Art der Einheit">
            <text:p>Art der Einheit</text:p>
          </table:table-cell>
          <table:table-cell office:value-type="string" office:value="Art der Einheit">
            <text:p>Art der Einhei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300">
            <text:p>300</text:p>
          </table:table-cell>
          <table:table-cell office:value-type="string" office:value="g">
            <text:p>g</text:p>
          </table:table-cell>
          <table:table-cell office:value-type="string" office:value="Größe der Einheit">
            <text:p>Größe der Einheit</text:p>
          </table:table-cell>
          <table:table-cell office:value-type="string" office:value="Größe der Einheit">
            <text:p>Größe der Einhei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300">
            <text:p>300</text:p>
          </table:table-cell>
          <table:table-cell office:value-type="string" office:value="k">
            <text:p>k</text:p>
          </table:table-cell>
          <table:table-cell office:value-type="string" office:value="Speed [Videodiscs, pre-AACR2 records only] [OBSOLETE, CAN/MARC]">
            <text:p>Speed [Videodiscs, pre-AACR2 records only] [OBSOLETE, CAN/MARC]</text:p>
          </table:table-cell>
          <table:table-cell office:value-type="string" office:value="Speed [Videodiscs, pre-AACR2 records only] [OBSOLETE, CAN/MARC]">
            <text:p>Speed [Videodiscs, pre-AACR2 records only] [OBSOLETE, CAN/MARC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300">
            <text:p>300</text:p>
          </table:table-cell>
          <table:table-cell office:value-type="string" office:value="m">
            <text:p>m</text:p>
          </table:table-cell>
          <table:table-cell office:value-type="string" office:value="Identification/manufacturer number [pre-AACR2 records only] [OBSOLETE, CAN/MARC]">
            <text:p>Identification/manufacturer number [pre-AACR2 records only] [OBSOLETE, CAN/MARC]</text:p>
          </table:table-cell>
          <table:table-cell office:value-type="string" office:value="Identification/manufacturer number [pre-AACR2 records only] [OBSOLETE, CAN/MARC]">
            <text:p>Identification/manufacturer number [pre-AACR2 records only] [OBSOLETE, CAN/MARC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300">
            <text:p>300</text:p>
          </table:table-cell>
          <table:table-cell office:value-type="string" office:value="n">
            <text:p>n</text:p>
          </table:table-cell>
          <table:table-cell office:value-type="string" office:value="Matrix and/or take number [Sound recordings, pre-AACR2 records only] [OBSOLETE, CAN/MARC]">
            <text:p>Matrix and/or take number [Sound recordings, pre-AACR2 records only] [OBSOLETE, CAN/MARC]</text:p>
          </table:table-cell>
          <table:table-cell office:value-type="string" office:value="Matrix and/or take number [Sound recordings, pre-AACR2 records only] [OBSOLETE, CAN/MARC]">
            <text:p>Matrix and/or take number [Sound recordings, pre-AACR2 records only] [OBSOLETE, CAN/MARC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500">
            <text:p>500</text:p>
          </table:table-cell>
          <table:table-cell office:value-type="string" office:value="3">
            <text:p>3</text:p>
          </table:table-cell>
          <table:table-cell office:value-type="string" office:value="Spezifische Materialangaben">
            <text:p>Spezifische Materialangaben</text:p>
          </table:table-cell>
          <table:table-cell office:value-type="string" office:value="Spezifische Materialangaben">
            <text:p>Spezifische Materialangabe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500">
            <text:p>500</text:p>
          </table:table-cell>
          <table:table-cell office:value-type="string" office:value="5">
            <text:p>5</text:p>
          </table:table-cell>
          <table:table-cell office:value-type="string" office:value="Das Unterfeld gibt die Institution an, auf die sich das Feld bezieht">
            <text:p>Das Unterfeld gibt die Institution an, auf die sich das Feld bezieht</text:p>
          </table:table-cell>
          <table:table-cell office:value-type="string" office:value="Das Unterfeld gibt die Institution an, auf die sich das Feld bezieht">
            <text:p>Das Unterfeld gibt die Institution an, auf die sich das Feld bezieht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500">
            <text:p>500</text:p>
          </table:table-cell>
          <table:table-cell office:value-type="string" office:value="6">
            <text:p>6</text:p>
          </table:table-cell>
          <table:table-cell office:value-type="string" office:value="Verknüpfung">
            <text:p>Verknüpfung</text:p>
          </table:table-cell>
          <table:table-cell office:value-type="string" office:value="Verknüpfung">
            <text:p>Verknüpfung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500">
            <text:p>500</text:p>
          </table:table-cell>
          <table:table-cell office:value-type="string" office:value="8">
            <text:p>8</text:p>
          </table:table-cell>
          <table:table-cell office:value-type="string" office:value="Feldverknüpfung und Reihenfolge">
            <text:p>Feldverknüpfung und Reihenfolge</text:p>
          </table:table-cell>
          <table:table-cell office:value-type="string" office:value="Feldverknüpfung und Reihenfolge">
            <text:p>Feldverknüpfung und Reihenfolg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500">
            <text:p>500</text:p>
          </table:table-cell>
          <table:table-cell office:value-type="string" office:value="a">
            <text:p>a</text:p>
          </table:table-cell>
          <table:table-cell office:value-type="string" office:value="Allgemeine Fußnote">
            <text:p>Allgemeine Fußnote</text:p>
          </table:table-cell>
          <table:table-cell office:value-type="string" office:value="Allgemeine Fußnote">
            <text:p>Allgemeine Fußnot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biblio.notes">
            <text:p>biblio.notes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500">
            <text:p>500</text:p>
          </table:table-cell>
          <table:table-cell office:value-type="string" office:value="l">
            <text:p>l</text:p>
          </table:table-cell>
          <table:table-cell office:value-type="string" office:value="Library of Congress call number (SE) [OBSOLETE]">
            <text:p>Library of Congress call number (SE) [OBSOLETE]</text:p>
          </table:table-cell>
          <table:table-cell office:value-type="string" office:value="Library of Congress call number (SE) [OBSOLETE]">
            <text:p>Library of Congress call number (SE) [OBSOLETE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500">
            <text:p>500</text:p>
          </table:table-cell>
          <table:table-cell office:value-type="string" office:value="n">
            <text:p>n</text:p>
          </table:table-cell>
          <table:table-cell office:value-type="string" office:value="n (RLIN) [OBSOLETE]">
            <text:p>n (RLIN) [OBSOLETE]</text:p>
          </table:table-cell>
          <table:table-cell office:value-type="string" office:value="n (RLIN) [OBSOLETE]">
            <text:p>n (RLIN) [OBSOLETE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500">
            <text:p>500</text:p>
          </table:table-cell>
          <table:table-cell office:value-type="string" office:value="x">
            <text:p>x</text:p>
          </table:table-cell>
          <table:table-cell office:value-type="string" office:value="Internationale Standardseriennummer (SE) [OBSOLETE]">
            <text:p>Internationale Standardseriennummer (SE) [OBSOLETE]</text:p>
          </table:table-cell>
          <table:table-cell office:value-type="string" office:value="Internationale Standardseriennummer (SE) [OBSOLETE]">
            <text:p>Internationale Standardseriennummer (SE) [OBSOLETE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500">
            <text:p>500</text:p>
          </table:table-cell>
          <table:table-cell office:value-type="string" office:value="z">
            <text:p>z</text:p>
          </table:table-cell>
          <table:table-cell office:value-type="string" office:value="Source of note information (AM SE) [OBSOLETE]">
            <text:p>Source of note information (AM SE) [OBSOLETE]</text:p>
          </table:table-cell>
          <table:table-cell office:value-type="string" office:value="Source of note information (AM SE) [OBSOLETE]">
            <text:p>Source of note information (AM SE) [OBSOLETE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EST">
            <text:p>TE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942">
            <text:p>942</text:p>
          </table:table-cell>
          <table:table-cell office:value-type="string" office:value="0">
            <text:p>0</text:p>
          </table:table-cell>
          <table:table-cell office:value-type="string" office:value="Koha-Ausleihen, alle Exemplare">
            <text:p>Koha-Ausleihen, alle Exemplare</text:p>
          </table:table-cell>
          <table:table-cell office:value-type="string" office:value="Koha-Ausleihen, alle Exemplare">
            <text:p>Koha-Ausleihen, alle Exemplar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biblioitems.totalissues">
            <text:p>biblioitems.totalissues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 office:value="TEST">
            <text:p>TEST</text:p>
          </table:table-cell>
          <table:table-cell office:value-type="string" office:value="">
            <text:p/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942">
            <text:p>942</text:p>
          </table:table-cell>
          <table:table-cell office:value-type="string" office:value="2">
            <text:p>2</text:p>
          </table:table-cell>
          <table:table-cell office:value-type="string" office:value="Klassifikation oder Aufstellungssystematik">
            <text:p>Klassifikation oder Aufstellungssystematik</text:p>
          </table:table-cell>
          <table:table-cell office:value-type="string" office:value="Klassifikation oder Aufstellungssystematik">
            <text:p>Klassifikation oder Aufstellungssystematik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biblioitems.cn_source">
            <text:p>biblioitems.cn_source</text:p>
          </table:table-cell>
          <table:table-cell office:value-type="float" office:value="-1">
            <text:p>-1</text:p>
          </table:table-cell>
          <table:table-cell office:value-type="string" office:value="cn_source">
            <text:p>cn_source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string" office:value="TEST">
            <text:p>TEST</text:p>
          </table:table-cell>
          <table:table-cell office:value-type="string" office:value="">
            <text:p/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942">
            <text:p>942</text:p>
          </table:table-cell>
          <table:table-cell office:value-type="string" office:value="6">
            <text:p>6</text:p>
          </table:table-cell>
          <table:table-cell office:value-type="string" office:value="Normalisierte Klassifikation für Sortierung (Koha)">
            <text:p>Normalisierte Klassifikation für Sortierung (Koha)</text:p>
          </table:table-cell>
          <table:table-cell office:value-type="string" office:value="Normalisierte Klassifikation für Sortierung (Koha)">
            <text:p>Normalisierte Klassifikation für Sortierung (Koha)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biblioitems.cn_sort">
            <text:p>biblioitems.cn_sort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 office:value="TEST">
            <text:p>TEST</text:p>
          </table:table-cell>
          <table:table-cell office:value-type="string" office:value="">
            <text:p/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942">
            <text:p>942</text:p>
          </table:table-cell>
          <table:table-cell office:value-type="string" office:value="a">
            <text:p>a</text:p>
          </table:table-cell>
          <table:table-cell office:value-type="string" office:value="Institutionscode [OBSOLETE]">
            <text:p>Institutionscode [OBSOLETE]</text:p>
          </table:table-cell>
          <table:table-cell office:value-type="string" office:value="Institutionscode [OBSOLETE]">
            <text:p>Institutionscode [OBSOLETE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 office:value="TEST">
            <text:p>TEST</text:p>
          </table:table-cell>
          <table:table-cell office:value-type="string" office:value="">
            <text:p/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942">
            <text:p>942</text:p>
          </table:table-cell>
          <table:table-cell office:value-type="string" office:value="c">
            <text:p>c</text:p>
          </table:table-cell>
          <table:table-cell office:value-type="string" office:value="Koha-Medientyp">
            <text:p>Koha-Medientyp</text:p>
          </table:table-cell>
          <table:table-cell office:value-type="string" office:value="Koha-Medientyp">
            <text:p>Koha-Medienty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 office:value="biblioitems.itemtype">
            <text:p>biblioitems.itemtype</text:p>
          </table:table-cell>
          <table:table-cell office:value-type="float" office:value="0">
            <text:p>0</text:p>
          </table:table-cell>
          <table:table-cell office:value-type="string" office:value="itemtypes">
            <text:p>itemtypes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 office:value="TEST">
            <text:p>TEST</text:p>
          </table:table-cell>
          <table:table-cell office:value-type="string" office:value="">
            <text:p/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942">
            <text:p>942</text:p>
          </table:table-cell>
          <table:table-cell office:value-type="string" office:value="e">
            <text:p>e</text:p>
          </table:table-cell>
          <table:table-cell office:value-type="string" office:value="Ausgabe">
            <text:p>Ausgabe</text:p>
          </table:table-cell>
          <table:table-cell office:value-type="string" office:value="Ausgabe">
            <text:p>Ausgab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string" office:value="TEST">
            <text:p>TEST</text:p>
          </table:table-cell>
          <table:table-cell office:value-type="string" office:value="">
            <text:p/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942">
            <text:p>942</text:p>
          </table:table-cell>
          <table:table-cell office:value-type="string" office:value="h">
            <text:p>h</text:p>
          </table:table-cell>
          <table:table-cell office:value-type="string" office:value="Klassifikationsteil">
            <text:p>Klassifikationsteil</text:p>
          </table:table-cell>
          <table:table-cell office:value-type="string" office:value="Klassifikationsteil">
            <text:p>Klassifikationsteil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biblioitems.cn_class">
            <text:p>biblioitems.cn_class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string" office:value="TEST">
            <text:p>TEST</text:p>
          </table:table-cell>
          <table:table-cell office:value-type="string" office:value="">
            <text:p/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942">
            <text:p>942</text:p>
          </table:table-cell>
          <table:table-cell office:value-type="string" office:value="i">
            <text:p>i</text:p>
          </table:table-cell>
          <table:table-cell office:value-type="string" office:value="Exemplarteil">
            <text:p>Exemplarteil</text:p>
          </table:table-cell>
          <table:table-cell office:value-type="string" office:value="Exemplarteil">
            <text:p>Exemplartei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biblioitems.cn_item">
            <text:p>biblioitems.cn_item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string" office:value="TEST">
            <text:p>TEST</text:p>
          </table:table-cell>
          <table:table-cell office:value-type="string" office:value="">
            <text:p/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942">
            <text:p>942</text:p>
          </table:table-cell>
          <table:table-cell office:value-type="string" office:value="k">
            <text:p>k</text:p>
          </table:table-cell>
          <table:table-cell office:value-type="string" office:value="Signatur-Präfix">
            <text:p>Signatur-Präfix</text:p>
          </table:table-cell>
          <table:table-cell office:value-type="string" office:value="Signatur-Präfix">
            <text:p>Signatur-Präfix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biblioitems.cn_prefix">
            <text:p>biblioitems.cn_prefix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string" office:value="TEST">
            <text:p>TEST</text:p>
          </table:table-cell>
          <table:table-cell office:value-type="string" office:value="">
            <text:p/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942">
            <text:p>942</text:p>
          </table:table-cell>
          <table:table-cell office:value-type="string" office:value="m">
            <text:p>m</text:p>
          </table:table-cell>
          <table:table-cell office:value-type="string" office:value="Signatur-Suffix">
            <text:p>Signatur-Suffix</text:p>
          </table:table-cell>
          <table:table-cell office:value-type="string" office:value="Signatur-Suffix">
            <text:p>Signatur-Suffix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biblioitems.cn_suffix">
            <text:p>biblioitems.cn_suffix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string" office:value="TEST">
            <text:p>TEST</text:p>
          </table:table-cell>
          <table:table-cell office:value-type="string" office:value="">
            <text:p/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942">
            <text:p>942</text:p>
          </table:table-cell>
          <table:table-cell office:value-type="string" office:value="n">
            <text:p>n</text:p>
          </table:table-cell>
          <table:table-cell office:value-type="string" office:value="OPAC-Anzeige unterdrücken">
            <text:p>OPAC-Anzeige unterdrücken</text:p>
          </table:table-cell>
          <table:table-cell office:value-type="string" office:value="OPAC-Anzeige unterdrücken">
            <text:p>OPAC-Anzeige unterdrücke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 office:value="TEST">
            <text:p>TEST</text:p>
          </table:table-cell>
          <table:table-cell office:value-type="string" office:value="">
            <text:p/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942">
            <text:p>942</text:p>
          </table:table-cell>
          <table:table-cell office:value-type="string" office:value="s">
            <text:p>s</text:p>
          </table:table-cell>
          <table:table-cell office:value-type="string" office:value="Kennzeichen für Zeitschrift">
            <text:p>Kennzeichen für Zeitschrift</text:p>
          </table:table-cell>
          <table:table-cell office:value-type="string" office:value="Kennzeichen für Zeitschrift">
            <text:p>Kennzeichen für Zeitschrift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biblio.serial">
            <text:p>biblio.serial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 office:value="TEST">
            <text:p>TEST</text:p>
          </table:table-cell>
          <table:table-cell office:value-type="string" office:value="">
            <text:p/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ds-php</meta:generator>
    <meta:creation-date>2021-02-09T16:48:16</meta:creation-date>
    <dc:date>2021-02-09T16:48:16</dc:date>
    <dc:language>en</dc:language>
    <meta:editing-cycles>2</meta:editing-cycles>
    <meta:editing-duration>PT15S</meta:editing-duration>
    <meta:user-defined meta:name="Info 1"/>
    <meta:user-defined meta:name="Info 2"/>
    <meta:user-defined meta:name="Info 3"/>
    <meta:user-defined meta:name="Info 4"/>
  </office:meta>
</office:document-meta>
</file>